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um</text:p>
          </table:table-cell>
          <table:table-cell/>
          <table:table-cell table:style-name="Default" office:value-type="string" calcext:value-type="string">
            <text:p>um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obr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kruh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9.135" calcext:value-type="float">
            <text:p>219.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8.2462725635777" calcext:value-type="float">
            <text:p>38.2</text:p>
          </table:table-cell>
          <table:table-cell table:formula="of:=AVERAGE([.F3:.F7])" office:value-type="float" office:value="38.0629889186114" calcext:value-type="float">
            <text:p>38.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8.4208054887772" calcext:value-type="float">
            <text:p>38.4</text:p>
          </table:table-cell>
          <table:table-cell table:number-columns-repeated="2"/>
          <table:table-cell office:value-type="string" calcext:value-type="string">
            <text:p>dstred</text:p>
          </table:table-cell>
          <table:table-cell table:formula="of:=AVERAGE([.F3:.F27])" office:value-type="float" office:value="40.9098317006567" calcext:value-type="float">
            <text:p>40.909831700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5.9335909371506" calcext:value-type="float">
            <text:p>35.9</text:p>
          </table:table-cell>
          <table:table-cell table:number-columns-repeated="2"/>
          <table:table-cell office:value-type="string" calcext:value-type="string">
            <text:p>dstdev</text:p>
          </table:table-cell>
          <table:table-cell table:formula="of:=STDEV([.F3:.F27])" office:value-type="float" office:value="4.28871617886502" calcext:value-type="float">
            <text:p>4.288716178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.769871339176" calcext:value-type="float">
            <text:p>38.8</text:p>
          </table:table-cell>
          <table:table-cell table:number-columns-repeated="2"/>
          <table:table-cell office:value-type="string" calcext:value-type="string">
            <text:p>dodch</text:p>
          </table:table-cell>
          <table:table-cell table:formula="of:=[.J5]/SQRT(24)" office:value-type="float" office:value="0.875430524153177" calcext:value-type="float">
            <text:p>0.875430524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8.9444042643755" calcext:value-type="float">
            <text:p>38.9</text:p>
          </table:table-cell>
          <table:table-cell table:number-columns-repeated="2"/>
          <table:table-cell office:value-type="string" calcext:value-type="string">
            <text:p>d1odch</text:p>
          </table:table-cell>
          <table:table-cell table:formula="of:=1/[.E29]*[.J4]" office:value-type="float" office:value="1.5040379301712" calcext:value-type="float">
            <text:p>1.50403793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8.669" calcext:value-type="float">
            <text:p>238.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4.9880466223773" calcext:value-type="float">
            <text:p>45.0</text:p>
          </table:table-cell>
          <table:table-cell table:formula="of:=AVERAGE([.F8:.F12])" office:value-type="float" office:value="43.9362752555058" calcext:value-type="float">
            <text:p>43.9</text:p>
          </table:table-cell>
          <table:table-cell/>
          <table:table-cell office:value-type="string" calcext:value-type="string">
            <text:p>dcelkch</text:p>
          </table:table-cell>
          <table:table-cell table:formula="of:=SQRT([.J7]^2+[.J6]^2)" office:value-type="float" office:value="1.74026110052853" calcext:value-type="float">
            <text:p>1.740261100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9.1049371539051" calcext:value-type="float">
            <text:p>49.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7.8041981173401" calcext:value-type="float">
            <text:p>37.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3.8014743269457" calcext:value-type="float">
            <text:p>43.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3.9827200569605" calcext:value-type="float">
            <text:p>4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7.417" calcext:value-type="float">
            <text:p>227.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.4899176485045" calcext:value-type="float">
            <text:p>33.5</text:p>
          </table:table-cell>
          <table:table-cell table:formula="of:=AVERAGE([.F13:.F17])" office:value-type="float" office:value="38.7658318110798" calcext:value-type="float">
            <text:p>38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7.1168880597424" calcext:value-type="float">
            <text:p>37.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6.0367380904305" calcext:value-type="float">
            <text:p>36.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.2422721538875" calcext:value-type="float">
            <text:p>45.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1.943343102834" calcext:value-type="float">
            <text:p>41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9.572" calcext:value-type="float">
            <text:p>229.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7.0361983915163" calcext:value-type="float">
            <text:p>47.0</text:p>
          </table:table-cell>
          <table:table-cell table:formula="of:=AVERAGE([.F18:.F22])" office:value-type="float" office:value="43.2749413511508" calcext:value-type="float">
            <text:p>43.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7.2410848689243" calcext:value-type="float">
            <text:p>47.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1.9714361909863" calcext:value-type="float">
            <text:p>42.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7.7920596533113" calcext:value-type="float">
            <text:p>37.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2.3339276510159" calcext:value-type="float">
            <text:p>4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4.634" calcext:value-type="float">
            <text:p>244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2.6966876232381" calcext:value-type="float">
            <text:p>42.7</text:p>
          </table:table-cell>
          <table:table-cell table:formula="of:=AVERAGE([.F23:.F27])" office:value-type="float" office:value="40.5091211669358" calcext:value-type="float">
            <text:p>40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9.9145846485453" calcext:value-type="float">
            <text:p>39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3.2067241082342" calcext:value-type="float">
            <text:p>33.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4.8826051064839" calcext:value-type="float">
            <text:p>44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1.8450043481774" calcext:value-type="float">
            <text:p>41.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3:.E27])" office:value-type="float" office:value="27.2" calcext:value-type="float">
            <text:p>27.2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re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table:formula="of:=SQRT( ([.E34]/[.D34])^2+([.E35]/[.D35])^2 )" office:value-type="float" office:value="0.0451832949182387" calcext:value-type="float">
            <text:p>0.04518329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float" office:value="68.5" calcext:value-type="float">
            <text:p>68.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formula="of:=[.D34]/([.D34]+[.D35])" office:value-type="float" office:value="0.297435897435897" calcext:value-type="float">
            <text:p>0.2974358974</text:p>
          </table:table-cell>
          <table:table-cell table:formula="of:=[.D37]*[.D37]*[.G34]*[.D35]/[.D34]" office:value-type="float" office:value="0.00944185302880539" calcext:value-type="float">
            <text:p>0.009441853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23:50:36.306813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11-21T17:43:33.242233773</dc:date>
    <dc:creator>Vladislav Wohlrath</dc:creator>
    <meta:editing-duration>PT17H37M42S</meta:editing-duration>
    <meta:editing-cycles>12</meta:editing-cycles>
    <meta:document-statistic meta:table-count="1" meta:cell-count="116" meta:object-count="0"/>
  </office:meta>
</office:document-meta>
</file>